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43cm" fo:min-width="0.18cm" fo:padding-top="0.139cm" fo:padding-bottom="0.139cm" fo:padding-left="0.264cm" fo:padding-right="0.264cm"/>
    </style:style>
    <style:style style:name="gr2" style:family="graphic" style:parent-style-name="objectwithoutfill">
      <style:graphic-properties draw:stroke="dash" draw:stroke-dash="Ultrafine_20_Dashed" svg:stroke-color="#000000" draw:marker-start="Short_20_line_20_Arrow" draw:marker-start-width="0.3cm" draw:marker-end="Short_20_line_20_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3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3.2cm"/>
    </style:style>
    <style:style style:name="gr5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0.95cm" fo:min-width="3.2cm"/>
    </style:style>
    <style:style style:name="gr6" style:family="graphic" style:parent-style-name="standard" style:list-style-name="L1">
      <style:graphic-properties draw:stroke="dash" draw:stroke-dash="Ultrafine_20_Dashed" svg:stroke-color="#000000" draw:fill-color="#ffffff" draw:textarea-horizontal-align="justify" draw:textarea-vertical-align="middle" draw:auto-grow-height="false" fo:min-height="0.95cm" fo:min-width="3.2cm"/>
    </style:style>
    <style:style style:name="gr7" style:family="graphic" style:parent-style-name="objectwithoutfill">
      <style:graphic-properties draw:stroke="solid" draw:stroke-dash="Dashed_20__28_var_29_" svg:stroke-color="#000000" draw:marker-start="" draw:marker-start-width="0.3cm" draw:marker-end="" draw:marker-end-width="0.3cm" draw:fill="solid" draw:textarea-vertical-align="middle"/>
    </style:style>
    <style:style style:name="gr8" style:family="graphic" style:parent-style-name="objectwithoutfill">
      <style:graphic-properties draw:stroke="solid" draw:stroke-dash="Line_20_with_20_Fine_20_Dots" svg:stroke-color="#000000" draw:marker-start="" draw:marker-start-width="0.3cm" draw:marker-end="" draw:marker-end-width="0.3cm" draw:fill="solid" draw:textarea-vertical-align="middle"/>
    </style:style>
    <style:style style:name="gr9" style:family="graphic" style:parent-style-name="objectwithoutfill">
      <style:graphic-properties svg:stroke-color="#000000" draw:marker-start="" draw:marker-start-width="0.3cm" draw:marker-end="" draw:marker-end-width="0.3cm" draw:fill="solid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2cm"/>
    </style:style>
    <style:style style:name="gr1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3.05cm" fo:min-width="3.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53cm"/>
    </style:style>
    <style:style style:name="gr13" style:family="graphic" style:parent-style-name="objectwithoutfill">
      <style:graphic-properties draw:stroke="dash" draw:stroke-dash="Ultrafine_20_Dashed"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74cm" fo:min-width="1.198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875cm" fo:min-width="0.901cm"/>
    </style:style>
    <style:style style:name="gr16" style:family="graphic" style:parent-style-name="objectwithoutfill">
      <style:graphic-properties svg:stroke-color="#000000" draw:marker-end="Short_20_line_20_Arrow" draw:marker-end-width="0.3cm" draw:fill="solid" draw:textarea-vertical-align="middle"/>
    </style:style>
    <style:style style:name="gr17" style:family="graphic" style:parent-style-name="objectwithoutfill">
      <style:graphic-properties draw:stroke="dash" draw:stroke-dash="Fine_20_Dashed" svg:stroke-color="#000000" draw:marker-end="Short_20_line_20_Arrow" draw:marker-end-width="0.3cm" draw:fill="solid" draw:textarea-vertical-align="middle"/>
    </style:style>
    <style:style style:name="gr18" style:family="graphic" style:parent-style-name="objectwithoutfill">
      <style:graphic-properties svg:stroke-color="#000000" draw:marker-start="Short_20_line_20_Arrow" draw:marker-end="Short_20_line_20_Arrow" draw:marker-end-width="0.3cm" draw:fill="solid" draw:textarea-vertical-align="middle"/>
    </style:style>
    <style:style style:name="gr19" style:family="graphic" style:parent-style-name="objectwithoutfill">
      <style:graphic-properties draw:stroke="dash" draw:stroke-dash="Fine_20_Dashed" svg:stroke-color="#000000" draw:marker-start="Short_20_line_20_Arrow" draw:marker-end="Short_20_line_20_Arrow" draw:marker-end-width="0.3cm" draw:fill="solid" draw:textarea-vertical-align="middle"/>
    </style:style>
    <style:style style:name="gr20" style:family="graphic" style:parent-style-name="objectwithoutfill">
      <style:graphic-properties svg:stroke-color="#000000" draw:marker-start="" draw:marker-start-width="0.3cm" draw:marker-end="Short_20_line_20_Arrow" draw:marker-end-width="0.3cm" draw:fill="solid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8" style:family="paragraph">
      <loext:graphic-properties draw:fill-color="#ffffff"/>
      <style:paragraph-properties fo:text-align="center"/>
      <style:text-properties fo:font-size="8pt"/>
    </style:style>
    <style:style style:name="P9" style:family="paragraph">
      <loext:graphic-properties draw:fill-color="#ffffff" draw:opacity="0%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3" draw:id="id3" draw:layer="layout" svg:width="1cm" svg:height="1cm" svg:x="12.06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cm" svg:height="1cm" svg:x="14.066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cm" svg:height="1cm" svg:x="13.466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4.566cm" svg:y1="8.2cm" svg:x2="13.966cm" svg:y2="7.2cm" draw:start-shape="id1" draw:start-glue-point="4" draw:end-shape="id2" draw:end-glue-point="8" svg:d="M14566 8200c0-748-600-249-600-1000" svg:viewBox="0 0 601 1001">
          <text:p/>
        </draw:connector>
        <draw:connector draw:style-name="gr2" draw:text-style-name="P2" draw:layer="layout" draw:type="curve" svg:x1="12.92cm" svg:y1="7.746cm" svg:x2="13.612cm" svg:y2="7.054cm" draw:start-shape="id3" draw:start-glue-point="11" draw:end-shape="id2" draw:end-glue-point="7" svg:d="M12920 7746c462 0 692-230 692-692" svg:viewBox="0 0 693 693">
          <text:p/>
        </draw:connector>
        <draw:connector draw:style-name="gr2" draw:text-style-name="P2" draw:layer="layout" draw:type="curve" svg:x1="12.92cm" svg:y1="8.454cm" svg:x2="14.066cm" svg:y2="8.7cm" draw:start-shape="id3" draw:start-glue-point="9" draw:end-shape="id1" draw:end-glue-point="6" svg:d="M12920 8454c0 164 382 246 1146 246" svg:viewBox="0 0 1147 247">
          <text:p/>
        </draw:connector>
        <draw:frame draw:style-name="gr3" draw:text-style-name="P3" draw:layer="layout" svg:width="2.534cm" svg:height="0.725cm" svg:x="14.566cm" svg:y="6.8cm">
          <draw:text-box>
            <text:p><text:span text:style-name="T1">Zookeeper</text:span></text:p>
          </draw:text-box>
        </draw:frame>
        <draw:custom-shape draw:style-name="gr4" draw:text-style-name="P5" xml:id="id4" draw:id="id4" draw:layer="layout" svg:width="3.7cm" svg:height="1.2cm" svg:x="6.3cm" svg:y="10.3cm">
          <text:p text:style-name="P4"><text:span text:style-name="T1">Leader Primary </text:span></text:p>
          <text:p text:style-name="P4"><text:span text:style-name="T1">Proces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3.7cm" svg:height="1.2cm" svg:x="10.2cm" svg:y="10.3cm">
          <text:p text:style-name="P4"><text:span text:style-name="T1">Primary Backup</text:span></text:p>
          <text:p text:style-name="P4"><text:span text:style-name="T1"><text:s/></text:span><text:span text:style-name="T1">Proces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6" draw:id="id6" draw:layer="layout" svg:width="3.7cm" svg:height="1.2cm" svg:x="15.2cm" svg:y="10.3cm">
          <text:p text:style-name="P6"><text:span text:style-name="T1">Primary Backup</text:span></text:p>
          <text:p text:style-name="P4"><text:span text:style-name="T1"><text:s/></text:span><text:span text:style-name="T1">Process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curve" svg:x1="8.15cm" svg:y1="10.3cm" svg:x2="12.212cm" svg:y2="8.454cm" draw:start-shape="id4" draw:start-glue-point="0" draw:end-shape="id3" draw:end-glue-point="7" svg:d="M8150 10300c0-1264 4062-342 4062-1846" svg:viewBox="0 0 4063 1847">
          <text:p/>
        </draw:connector>
        <draw:connector draw:style-name="gr8" draw:text-style-name="P2" draw:layer="layout" draw:type="curve" svg:x1="12.05cm" svg:y1="10.3cm" svg:x2="12.212cm" svg:y2="8.454cm" draw:start-shape="id5" draw:start-glue-point="0" draw:end-shape="id3" draw:end-glue-point="7" svg:d="M12050 10300c0-1264 162-342 162-1846" svg:viewBox="0 0 163 1847">
          <text:p/>
        </draw:connector>
        <draw:connector draw:style-name="gr9" draw:text-style-name="P2" draw:layer="layout" draw:type="curve" svg:x1="17.05cm" svg:y1="10.3cm" svg:x2="12.212cm" svg:y2="8.454cm" draw:start-shape="id6" draw:start-glue-point="0" draw:end-shape="id3" draw:end-glue-point="7" svg:d="M17050 10300c0-1264-4838-342-4838-1846" svg:viewBox="0 0 4839 1847">
          <text:p/>
        </draw:connector>
        <draw:custom-shape draw:style-name="gr10" draw:text-style-name="P8" draw:layer="layout" svg:width="2.5cm" svg:height="0.9cm" svg:x="3.6cm" svg:y="13.3cm">
          <text:p text:style-name="P4"><text:span text:style-name="T2">Worker Process </text:span></text:p>
          <text:p text:style-name="P4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5cm" svg:height="0.9cm" svg:x="4.1cm" svg:y="13.7cm">
          <text:p text:style-name="P4"><text:span text:style-name="T2">Worker Process </text:span></text:p>
          <text:p text:style-name="P4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5cm" svg:height="0.9cm" svg:x="4.7cm" svg:y="14.2cm">
          <text:p text:style-name="P4"><text:span text:style-name="T2">Worker Process </text:span></text:p>
          <text:p text:style-name="P4"><text:span text:style-name="T2">#2f + 1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3cm" svg:height="3.3cm" svg:x="3.3cm" svg:y="12.9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3.753cm" svg:height="0.725cm" svg:x="3.547cm" svg:y="15.4cm">
          <draw:text-box>
            <text:p><text:span text:style-name="T3">Worker Group #1</text:span></text:p>
          </draw:text-box>
        </draw:frame>
        <draw:custom-shape draw:style-name="gr10" draw:text-style-name="P8" draw:layer="layout" svg:width="2.5cm" svg:height="0.9cm" svg:x="3.6cm" svg:y="13.3cm">
          <text:p text:style-name="P4"><text:span text:style-name="T2">Worker Process </text:span></text:p>
          <text:p text:style-name="P4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5cm" svg:height="0.9cm" svg:x="4.1cm" svg:y="13.7cm">
          <text:p text:style-name="P4"><text:span text:style-name="T2">Worker Process </text:span></text:p>
          <text:p text:style-name="P4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5cm" svg:height="0.9cm" svg:x="4.7cm" svg:y="14.2cm">
          <text:p text:style-name="P4"><text:span text:style-name="T2">Worker Process </text:span></text:p>
          <text:p text:style-name="P4"><text:span text:style-name="T2">#2f + 1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7" draw:id="id7" draw:layer="layout" svg:width="4.3cm" svg:height="3.3cm" svg:x="3.3cm" svg:y="12.9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3.753cm" svg:height="0.725cm" svg:x="3.547cm" svg:y="15.4cm">
          <draw:text-box>
            <text:p><text:span text:style-name="T3">Worker Group #1</text:span></text:p>
          </draw:text-box>
        </draw:frame>
        <draw:custom-shape draw:style-name="gr10" draw:text-style-name="P8" draw:layer="layout" svg:width="2.5cm" svg:height="0.9cm" svg:x="8.2cm" svg:y="13.3cm">
          <text:p text:style-name="P4"><text:span text:style-name="T2">Worker Process </text:span></text:p>
          <text:p text:style-name="P4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5cm" svg:height="0.9cm" svg:x="8.7cm" svg:y="13.7cm">
          <text:p text:style-name="P4"><text:span text:style-name="T2">Worker Process </text:span></text:p>
          <text:p text:style-name="P4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5cm" svg:height="0.9cm" svg:x="9.3cm" svg:y="14.2cm">
          <text:p text:style-name="P4"><text:span text:style-name="T2">Worker Process </text:span></text:p>
          <text:p text:style-name="P4"><text:span text:style-name="T2">#2f + 1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8" draw:id="id8" draw:layer="layout" svg:width="4.3cm" svg:height="3.3cm" svg:x="7.9cm" svg:y="12.9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3.753cm" svg:height="0.725cm" svg:x="8.147cm" svg:y="15.4cm">
          <draw:text-box>
            <text:p><text:span text:style-name="T3">Worker Group #2</text:span></text:p>
          </draw:text-box>
        </draw:frame>
        <draw:custom-shape draw:style-name="gr10" draw:text-style-name="P8" draw:layer="layout" svg:width="2.5cm" svg:height="0.9cm" svg:x="14.2cm" svg:y="13.3cm">
          <text:p text:style-name="P4"><text:span text:style-name="T2">Worker Process </text:span></text:p>
          <text:p text:style-name="P4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5cm" svg:height="0.9cm" svg:x="14.7cm" svg:y="13.7cm">
          <text:p text:style-name="P4"><text:span text:style-name="T2">Worker Process </text:span></text:p>
          <text:p text:style-name="P4"><text:span text:style-name="T2">#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5cm" svg:height="0.9cm" svg:x="15.3cm" svg:y="14.2cm">
          <text:p text:style-name="P4"><text:span text:style-name="T2">Worker Process </text:span></text:p>
          <text:p text:style-name="P4"><text:span text:style-name="T2">#2f + 1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9" draw:id="id9" draw:layer="layout" svg:width="4.3cm" svg:height="3.3cm" svg:x="13.9cm" svg:y="12.9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3.753cm" svg:height="0.725cm" svg:x="14.147cm" svg:y="15.4cm">
          <draw:text-box>
            <text:p><text:span text:style-name="T3">Worker Group #n</text:span></text:p>
          </draw:text-box>
        </draw:frame>
        <draw:line draw:style-name="gr13" draw:text-style-name="P2" draw:layer="layout" svg:x1="14cm" svg:y1="10.9cm" svg:x2="15cm" svg:y2="10.9cm">
          <text:p/>
        </draw:line>
        <draw:line draw:style-name="gr13" draw:text-style-name="P2" draw:layer="layout" svg:x1="12.5cm" svg:y1="14.6cm" svg:x2="13.5cm" svg:y2="14.6cm">
          <text:p/>
        </draw:line>
        <draw:connector draw:style-name="gr2" draw:text-style-name="P2" draw:layer="layout" draw:type="curve" svg:x1="5.45cm" svg:y1="12.9cm" svg:x2="8.15cm" svg:y2="11.5cm" draw:start-shape="id7" draw:start-glue-point="0" draw:end-shape="id4" draw:end-glue-point="2" svg:d="M5450 12900c0-1050 2700-350 2700-1400" svg:viewBox="0 0 2701 1401">
          <text:p/>
        </draw:connector>
        <draw:connector draw:style-name="gr2" draw:text-style-name="P2" draw:layer="layout" draw:type="curve" svg:x1="10.05cm" svg:y1="12.9cm" svg:x2="8.15cm" svg:y2="11.5cm" draw:start-shape="id8" draw:start-glue-point="0" draw:end-shape="id4" draw:end-glue-point="2" svg:d="M10050 12900c0-1050-1900-350-1900-1400" svg:viewBox="0 0 1901 1401">
          <text:p/>
        </draw:connector>
        <draw:connector draw:style-name="gr2" draw:text-style-name="P2" draw:layer="layout" draw:type="curve" svg:x1="16.05cm" svg:y1="12.9cm" svg:x2="8.15cm" svg:y2="11.5cm" draw:start-shape="id9" draw:start-glue-point="0" draw:end-shape="id4" draw:end-glue-point="2" svg:d="M16050 12900c0-1050-7900-350-7900-1400" svg:viewBox="0 0 7901 1401">
          <text:p/>
        </draw:connector>
        <draw:custom-shape draw:style-name="gr14" draw:text-style-name="P5" xml:id="id10" draw:id="id10" draw:layer="layout" svg:width="2.4cm" svg:height="1.4cm" svg:x="5.6cm" svg:y="7.5cm">
          <text:p text:style-name="P4"><text:span text:style-name="T1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xml:id="id11" draw:id="id11" draw:layer="layout" svg:width="1.4cm" svg:height="1.8cm" svg:x="2.9cm" svg:y="10cm">
          <text:p text:style-name="P4"><text:span text:style-name="T1">DF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6" draw:text-style-name="P2" draw:layer="layout" draw:type="line" svg:x1="6.8cm" svg:y1="8.9cm" svg:x2="8.15cm" svg:y2="10.3cm" draw:start-shape="id10" draw:start-glue-point="8" draw:end-shape="id4" draw:end-glue-point="0" svg:d="M6800 8900l1350 1400" svg:viewBox="0 0 1351 1401">
          <text:p/>
        </draw:connector>
        <draw:connector draw:style-name="gr17" draw:text-style-name="P2" draw:layer="layout" draw:type="line" svg:x1="6.3cm" svg:y1="10.9cm" svg:x2="4.3cm" svg:y2="10.9cm" draw:start-shape="id4" draw:start-glue-point="3" draw:end-shape="id11" draw:end-glue-point="8" svg:d="M6300 10900h-2000" svg:viewBox="0 0 2001 1">
          <text:p/>
        </draw:connector>
        <draw:connector draw:style-name="gr18" draw:text-style-name="P2" draw:layer="layout" draw:type="line" svg:x1="8cm" svg:y1="8.2cm" svg:x2="12.066cm" svg:y2="8.1cm" draw:start-shape="id10" draw:start-glue-point="10" draw:end-shape="id3" draw:end-glue-point="6" svg:d="M8000 8200l4066-100" svg:viewBox="0 0 4067 101">
          <text:p/>
        </draw:connector>
        <draw:connector draw:style-name="gr19" draw:text-style-name="P2" draw:layer="layout" draw:type="curve" draw:line-skew="0.612cm" svg:x1="10.05cm" svg:y1="16.2cm" svg:x2="5.45cm" svg:y2="16.2cm" draw:start-shape="id8" draw:start-glue-point="2" draw:end-shape="id7" draw:end-glue-point="2" svg:d="M10050 16200c0 1669-4600 1669-4600 0" svg:viewBox="0 0 4601 1253">
          <text:p/>
        </draw:connector>
        <draw:connector draw:style-name="gr19" draw:text-style-name="P2" draw:layer="layout" draw:type="curve" draw:line-skew="0.512cm" svg:x1="10.05cm" svg:y1="16.2cm" svg:x2="16.05cm" svg:y2="16.2cm" draw:start-shape="id8" draw:start-glue-point="2" draw:end-shape="id9" draw:end-glue-point="2" svg:d="M10050 16200c0 1519 6000 1519 6000 0" svg:viewBox="0 0 6001 1140">
          <text:p/>
        </draw:connector>
        <draw:connector draw:style-name="gr20" draw:text-style-name="P2" draw:layer="layout" draw:type="curve" svg:x1="5.951cm" svg:y1="8.695cm" svg:x2="3.6cm" svg:y2="10cm" draw:start-shape="id10" draw:start-glue-point="7" draw:end-shape="id11" draw:end-glue-point="5" svg:d="M5951 8695c0 1134-2351 482-2351 1305" svg:viewBox="0 0 2352 1306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03T12:19:02.771000000</meta:creation-date>
    <dc:date>2019-09-07T13:17:18.007000000</dc:date>
    <meta:editing-duration>PT13M11S</meta:editing-duration>
    <meta:editing-cycles>6</meta:editing-cycles>
    <meta:generator>LibreOffice/6.3.0.4$Windows_X86_64 LibreOffice_project/057fc023c990d676a43019934386b85b21a9ee99</meta:generator>
    <meta:document-statistic meta:object-count="46"/>
  </office:meta>
</office:document-meta>
</file>